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d3c" officeooo:paragraph-rsid="0013dd3c"/>
    </style:style>
    <style:style style:name="P2" style:family="paragraph" style:parent-style-name="Standard">
      <style:text-properties style:font-name="Lucida Console" officeooo:rsid="0013dd3c" officeooo:paragraph-rsid="0013dd3c"/>
    </style:style>
    <style:style style:name="P3" style:family="paragraph" style:parent-style-name="Standard">
      <style:text-properties style:font-name="Calibri" officeooo:rsid="0013dd3c" officeooo:paragraph-rsid="0013dd3c"/>
    </style:style>
    <style:style style:name="T1" style:family="text">
      <style:text-properties officeooo:rsid="001598c7"/>
    </style:style>
    <style:style style:name="T2" style:family="text">
      <style:text-properties style:font-name="Calibri"/>
    </style:style>
    <style:style style:name="T3" style:family="text">
      <style:text-properties officeooo:rsid="00178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wdyhacks 2024</text:p>
      <text:p text:style-name="P3"/>
      <text:p text:style-name="P3">I attended a 24 hour hackathon where <text:s/>my team and I built a poll web page where people and there peers can decide when to play <text:span text:style-name="T3">a sport of their choosing </text:span>on any given day. This site does not require you to sign up to use it as this is a tedious task for m<text:span text:style-name="T1">o</text:span>st who would just like to see the poll.</text:p>
      <text:p text:style-name="P3"><text:tab/></text:p>
      <text:p text:style-name="P3"><text:tab/>I was introduced to many new technologies such as node, react, tailwind and others. I met with students and professionals from various backgrounds and specialties. </text:p>
      <text:p text:style-name="P3"><text:tab/></text:p>
      <text:p text:style-name="P1"><text:tab/><text:span text:style-name="T2">overall, it was a good experience that I wish to repeat in the future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2-26T10:11:27.752000000</meta:creation-date>
    <dc:date>2024-02-26T10:27:43.909000000</dc:date>
    <meta:editing-duration>PT2M11S</meta:editing-duration>
    <meta:editing-cycles>3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6" meta:word-count="104" meta:character-count="547" meta:non-whitespace-character-count="441"/>
  </office:meta>
</office:document-meta>
</file>